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noticeably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lothing</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onfiguration</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Data</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Employment</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nj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FemaleNPC</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lag</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Home</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MaleNPC</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2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6">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14T17:37:54.620000000</dc:date>
    <meta:editing-duration>P11DT38M12S</meta:editing-duration>
    <meta:editing-cycles>139</meta:editing-cycles>
    <meta:generator>LibreOffice/7.6.2.1$Windows_X86_64 LibreOffice_project/56f7684011345957bbf33a7ee678afaf4d2ba333</meta:generator>
    <meta:document-statistic meta:table-count="7" meta:cell-count="2989" meta:object-count="0"/>
  </office:meta>
</office:document-meta>
</file>